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8C000029AC000006F2C6712875.svm"/>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3"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4"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style:text-properties fo:color="#0000ff" fo:language="en" fo:country="CA" style:text-underline-style="none" fo:background-color="transparent"/>
    </style:style>
    <style:style style:name="P8"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9" style:family="paragraph" style:parent-style-name="Text_20_body">
      <style:paragraph-properties fo:margin-top="0in" fo:margin-bottom="0.0783in"/>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background-color="transparent"/>
    </style:style>
    <style:style style:name="P1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2"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3" style:family="paragraph" style:parent-style-name="Standard">
      <style:paragraph-properties fo:margin-top="0in" fo:margin-bottom="0in" fo:text-align="justify" style:justify-single-word="false"/>
      <style:text-properties fo:color="#000000" fo:language="en" fo:country="CA" fo:background-color="transparent"/>
    </style:style>
    <style:style style:name="P14"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5"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19"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1"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2"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3"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4"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5"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29" style:family="paragraph" style:parent-style-name="Standard">
      <style:paragraph-properties fo:margin-top="0in" fo:margin-bottom="0.0783in" fo:text-align="justify" style:justify-single-word="false"/>
      <style:text-properties fo:color="#0000ff" style:font-name="Times New Roman" fo:language="en" fo:country="CA" style:text-underline-style="none" fo:font-weight="normal" fo:background-color="transparent" style:font-weight-asian="normal" style:font-weight-complex="normal"/>
    </style:style>
    <style:style style:name="P30"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2"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3"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4"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6"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7" style:family="paragraph" style:parent-style-name="Heading_20_3">
      <style:paragraph-properties fo:margin-top="0in" fo:margin-bottom="0.0783in"/>
      <style:text-properties fo:color="#0000ff"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8"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9" style:family="paragraph" style:parent-style-name="Heading_20_1">
      <style:paragraph-properties fo:margin-top="0in" fo:margin-bottom="0.0783in"/>
      <style:text-properties fo:color="#000000"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fo:font-weight="normal" fo:background-color="#ffffff"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bold" style:font-weight-asian="bold" style:font-weight-complex="bold"/>
    </style:style>
    <style:style style:name="T18" style:family="text">
      <style:text-properties fo:font-size="10pt" style:font-size-asian="10pt" style:font-size-complex="10pt"/>
    </style:style>
    <style:style style:name="T19" style:family="text">
      <style:text-properties fo:background-color="#c0c0c0"/>
    </style:style>
    <style:style style:name="T20" style:family="text">
      <style:text-properties fo:color="#0000ff"/>
    </style:style>
    <style:style style:name="T21" style:family="text">
      <style:text-properties fo:color="#0000ff" style:font-name="Times New Roman" fo:font-weight="bold" style:font-weight-asian="bold" style:font-weight-complex="bold"/>
    </style:style>
    <style:style style:name="T22"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15/05/14</text:h>
      <text:h text:style-name="P39" text:outline-level="1"/>
      <text:h text:style-name="P39" text:outline-level="1">CC1100 driver notes</text:h>
      <text:p text:style-name="P9"/>
      <text:p text:style-name="P10">This document applies to the (so-called) new version of the driver which became official on 13/03/07 (with PG130307). The old version, still available as an option, is described in a separate document.</text:p>
      <text:h text:style-name="P31" text:outline-level="2"/>
      <text:h text:style-name="P33" text:outline-level="2"><text:span text:style-name="T9">Controlling the driver (a summary of </text:span><text:span text:style-name="T10">physopt</text:span><text:span text:style-name="T9"> calls)</text:span></text:h>
      <text:p text:style-name="P2">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2"><text:tab/><text:span text:style-name="T4">val = tcv_control (PHYSOPT_..., arg);</text:span></text:p>
      <text:p text:style-name="P2">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5" text:outline-level="3">Unconditional (i.e., non-optional) calls</text:h>
      <text:p text:style-name="P1">These operations are available <text:span text:style-name="T1">always</text:span>, i.e., regardless of the compilation options of the driver.</text:p>
      <text:p text:style-name="P1">PHYSOPT_STATUS</text:p>
      <text:p text:style-name="P15">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PHYSOPT_RXON</text:p>
      <text:p text:style-name="P17">Switches the receiver on.</text:p>
      <text:p text:style-name="P1">PHYSOPT_RXOFF</text:p>
      <text:p text:style-name="P17">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8">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17">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PHYSOPT_SETSID</text:p>
      <text:p text:style-name="P18"><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PHYSOPT_GETSID</text:p>
      <text:p text:style-name="P17">Returns the current setting of the network ID.</text:p>
      <text:p text:style-name="P1">PHYSOPT_GETMAXPL</text:p>
      <text:p text:style-name="P17">Returns the maximum packet length, i.e., the maximum value that can be specified as an argument of tcv_wnps. This is the value that was provided as the second argument of phys_cc1100 when the driver was initialized.</text:p>
      <text:p text:style-name="P1">PHYSOPT_RESET</text:p>
      <text:p text:style-name="P17">Resets the chip, reloads the registers, reverts the receiver status and all options to defaults, i.e., as they appeared after initializing the driver (with phys_cc1100). Note that the default state of the receiver is off, no WOR.</text:p>
      <text:p text:style-name="P17">In the present version of the driver, the chip is never reset internally following the initialization, except in response to PHYSOPT_RESET.</text:p>
      <text:h text:style-name="P35" text:outline-level="3">Optional calls</text:h>
      <text:p text:style-name="P23">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PHYSOPT_CAV</text:p>
      <text:p text:style-name="P17">Forces an explicit backoff (blocks the transmitter) for the specified number of (PicOS) milliseconds. This call requires RADIO_CAV_SETTABLE to be defined as 1.</text:p>
      <text:p text:style-name="P1">PHYSOPT_SETPOWER</text:p>
      <text:p text:style-name="P17">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 <text:span text:style-name="T20">The option is disabled (despite RADIO_POWER_SETTABLE being defined as 1) when RADIO_OPTIONS includes </text:span><text:soft-page-break/><text:span text:style-name="T20">RADIO_OPTION_PXOPTIONS, as explained below.</text:span></text:p>
      <text:p text:style-name="P1">PHYSOPT_GETPOWER</text:p>
      <text:p text:style-name="P17">Returns the current transmitter power setting (a number between 0 and 7). </text:p>
      <text:p text:style-name="P1">PHYSOPT_SETCHANNEL</text:p>
      <text:p text:style-name="P17">Sets the RF channel to the value of the lower byte of the specified word (it is a number between 0 and 255). This call, as well as GETCHANNEL, requires RADIO_CHANNEL_SETTABLE to be defined as 1. The default channel number is 0.</text:p>
      <text:p text:style-name="P1">PHYSOPT_GETCHANNEL</text:p>
      <text:p text:style-name="P17">Returns the current setting of the RF channel.</text:p>
      <text:p text:style-name="P1">PHYSOPT_SETRATE</text:p>
      <text:p text:style-name="P17">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PHYSOPT_GETRATE</text:p>
      <text:p text:style-name="P17">Returns the current bit rate option (a number between 0 and 3).</text:p>
      <text:p text:style-name="P1">PHYSOPT_RESET (option)</text:p>
      <text:p text:style-name="P17">When <text:span text:style-name="T20">RADIO_OPTION_REGWRITE is defined</text:span>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17">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20">PHYSOPT_RXOFF (option)</text:p>
      <text:p text:style-name="P17">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PHYSOPT_ERROR</text:p>
      <text:p text:style-name="P17">This operation is only available <text:span text:style-name="T20">when RADIO_OPTION_STATS is defined.</text:span> It manages the performance statistics collected by the driver when that option is on (see below).</text:p>
      <text:p text:style-name="P1">PHYSOPT_SETPARAMS</text:p>
      <text:p text:style-name="P17">This call is only available if RADIO_WOR_MODE is set to 1. It allows the praxis to change some parameters of the WOR mode (see below).</text:p>
      <text:h text:style-name="P34" text:outline-level="2"><text:soft-page-break/>Compilation options (static configuration)</text:h>
      <text:p text:style-name="P1">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7" text:outline-level="3">Flag options</text:h>
      <text:p text:style-name="P8"><text:span text:style-name="T13">The symbolic constant </text:span><text:span text:style-name="T12">RADIO_OPTIONS</text:span><text:span text:style-name="T11"> (with the default value of 0) is a configuration of bit flags, which are mostly used to select diagnostics (for debugging or performance evaluation), but also some options that might be of interest to a production praxis. These bits of RADIO_OPTIONS (represented by symbolic constants named RADIO_OPTION_...) are meaningful and interpreted as follows:</text:span></text:p>
      <text:p text:style-name="P2"><text:span text:style-name="T17">Bit 0 (0x001, </text:span><text:span text:style-name="T21">RADIO_OPTION_RBKF</text:span><text:span text:style-name="T17">)</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2"><text:span text:style-name="T6">Bit 1 (0x002, </text:span><text:span text:style-name="T22">RADIO_OPTION_DIAG</text:span><text:span text:style-name="T6">)</text:span> switches on diag messages on various important (or suspicious) events, e.g., power down, reset, packet reception. </text:p>
      <text:p text:style-name="P2"><text:span text:style-name="T6">Bit 2 (0x004, </text:span><text:span text:style-name="T22">RADIO_OPTION_STATS</text:span><text:span text:style-name="T6">)</text:span><text:span text:style-name="T11"> enables PHYSOPT_ERROR, a special physopt request (see above), whereby the praxis can retrieve from the driver six counters pertaining to its performance. This is the format of the control request:</text:span></text:p>
      <text:p text:style-name="P11"><text:tab/>word counters [6];</text:p>
      <text:p text:style-name="P11"><text:tab/>...</text:p>
      <text:p text:style-name="P6"><text:tab/>tcv_control (sfd, PHYSOPT_ERROR, counters);</text:p>
      <text:p text:style-name="P1">The specified array is filled with the following word-sized values (in this order):</text:p>
      <text:list xml:id="list6653368541570475486" text:style-name="L1">
        <text:list-item>
          <text:p text:style-name="P25">The total number of attempted packet receptions triggered by the recognition of a sync word signalling the beginning of a packet.</text:p>
        </text:list-item>
        <text:list-item>
          <text:p text:style-name="P25">The total number of successfully received packets. This number is never bigger than the previous number.</text:p>
        </text:list-item>
        <text:list-item>
          <text:p text:style-name="P25">The total number of packets submitted to the transmitter, i.e., ones that have been extracted from the driver's PHY queue to be transmitted.</text:p>
        </text:list-item>
        <text:list-item>
          <text:p text:style-name="P25">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5">The congestion indicator describing the average backoff delay suffered by a transmitted packet (see below).</text:p>
        </text:list-item>
        <text:list-item>
          <text:p text:style-name="P25">The maximum backoff so far, i.e., the maximum delay suffered by a packet.</text:p>
        </text:list-item>
      </text:list>
      <text:p text:style-name="P1">Cumulative counters wrap around at 64K (65536). Counters 0 and 1, as well as 2 and 3, are coupled in the sense that when the first one wraps around the maximum (and is zeroed), the second one is zeroed as well.</text:p>
      <text:p text:style-name="P2">The congestion indicator is calculated as an exponential moving average of the backoff delay over all transmitted (or dropped) packets. The formula is</text:p>
      <text:p text:style-name="P4"><draw:frame draw:style-name="fr2"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2">where <draw:frame draw:style-name="fr2"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2" draw:name="Object5" text:anchor-type="as-char" svg:width="0.2417in" svg:height="0.2091in" draw:z-index="6"><draw:object xlink:href="./Object 5" xlink:type="simple" xlink:show="embed" xlink:actuate="onLoad"/><draw:image xlink:href="./ObjectReplacements/Object 5" xlink:type="simple" xlink:show="embed" xlink:actuate="onLoad"/><svg:desc>formula</svg:desc></draw:frame>) of the current packet , <text:soft-page-break/><draw:frame draw:style-name="fr2" draw:name="Object3" text:anchor-type="as-char" svg:width="0.3929in" svg:height="0.2091in"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2" draw:name="Object4" text:anchor-type="as-char" svg:width="0.2417in" svg:height="0.2091in"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All counters can be zeroed by providing a NULL second argument to <text:span text:style-name="T11">tcv_control</text:span>, i.e.,</text:p>
      <text:p text:style-name="P2"><text:span text:style-name="T3"><text:tab/></text:span><text:span text:style-name="T4">tcv_control (sfd, PHYSOPT_ERROR, NULL);</text:span></text:p>
      <text:p text:style-name="P2"><text:span text:style-name="T6">Bit 3 (0x008, </text:span><text:span text:style-name="T22">RADIO_OPTION_CCHIP</text:span><text:span text:style-name="T6">)</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8"><text:span text:style-name="T6">Bit 4 (0x010, </text:span><text:span text:style-name="T22">RADIO_OPTION_NOCHECKS</text:span><text:span text:style-name="T6">)</text:span> is intended to save some code by removing consistency checks in various places where the driver interfaces to the praxis.</text:p>
      <text:p text:style-name="P2"><text:span text:style-name="T6">Bit 5 (0x020, </text:span><text:span text:style-name="T22">RADIO_OPTION_WORPARAMS</text:span><text:span text:style-name="T6">)</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2"><text:span text:style-name="T6">Bit 6 (0x040, </text:span><text:span text:style-name="T22">RADIO_OPTION_REGWRITE</text:span><text:span text:style-name="T6">)</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11"><text:tab/>byte subst [] = { 0x3E, 0xC4, 1C, 0x48, 255 };</text:p>
      <text:p text:style-name="P11"><text:tab/>...</text:p>
      <text:p text:style-name="P6"><text:tab/>tcv_control (sfd, PHYSOPT_RESET, (address)subst);</text:p>
      <text:p text:style-name="P1">sets the first entry in PATABLE (register 0x3E) to 0xC4 and register AGCCTRL1 (specifying LBT thresholds – see below) to 0x48.</text:p>
      <text:p text:style-name="P1">Note that a RESET request with NULL argument will reset the chip and remove any register modifications previously made by the praxis.</text:p>
      <text:p text:style-name="P2"><text:span text:style-name="T6">Bit 7 (0x080, </text:span><text:span text:style-name="T22">RADIO_OPTION_ENTROPY</text:span><text:span text:style-name="T6">)</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6">entropy</text:span><text:span text:style-name="T11"> value. Note that regardless of this bit, </text:span><text:span text:style-name="T16">entropy</text:span><text:span text:style-name="T11"> will be updated from RSSI on every packet reception (assuming that ENTROPY_COLLECTION is nonzero).</text:span></text:p>
      <text:p text:style-name="P7"><text:span text:style-name="T17">Bit 8 (0x100, RADIO_OPTION_PXOPTIONS)</text:span><text:span text:style-name="T11"> enables per-packet parametrization of transmission power and collision avoidance vectors. When this option is compiled in, the last two bytes of every outgoing packet are interpreted as a word with this layout:</text:span></text:p>
      <text:p text:style-name="P7"><draw:frame draw:style-name="fr1" draw:name="graphics1" text:anchor-type="paragraph" svg:width="4.2in" svg:height="0.7in" draw:z-index="4"><draw:image xlink:href="Pictures/2000008C000029AC000006F2C6712875.svm" xlink:type="simple" xlink:show="embed" xlink:actuate="onLoad"/></draw:frame><text:span text:style-name="T11">where XP is the transmission power for the packet, CAV is the collision avoidance vector, i.e., the initial delay in PicOS milliseconds preceding the packet's transmission attempt, and N is a flag telling </text:span><text:soft-page-break/><text:span text:style-name="T11">whether LBT should be disabled for the packet (when N is 1, the packet is transmitted blindly without LBT).</text:span></text:p>
      <text:p text:style-name="P29">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29">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5" text:outline-level="3">General options</text:h>
      <text:p text:style-name="P2"><text:span text:style-name="T12">RADIO_CRC_MODE</text:span> (default setting 0) selects the way of calculating the CRC for a packet, which can be one of:</text:p>
      <text:p text:style-name="P14"><text:tab/>0<text:tab/>built-in hardware calculation; this is the recommended default setting</text:p>
      <text:p text:style-name="P14"><text:tab/>1<text:tab/>built-in CC2400-compatible CRC</text:p>
      <text:p text:style-name="P14"><text:tab/>2<text:tab/>like 0 + AUTOFLUSH (do not use – see below)</text:p>
      <text:p text:style-name="P14"><text:tab/>3<text:tab/>like 1 + AUTOFLUSH (do not use)</text:p>
      <text:p text:style-name="P2"><text:tab/>4<text:tab/>software CRC (our own software implementation of ISO 3309 CRC)</text:p>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2">Despite its present buggy status, the option has not been removed from the driver, as newer versions of the chip may fix the problem (providing for a more foolproof way of triggering reception events).</text:p>
      <text:p text:style-name="P2">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2"><text:span text:style-name="T12">RADIO_CRC_TRANSPARENT</text:span> (default setting 0) indicates whether packets with bad CRC should be receivable, i.e., should be accepted by the driver and queued for reception by the application. If the flag <text:soft-page-break/>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2"><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2"><text:span text:style-name="T19">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3"><text:span text:style-name="T12">RADIO_DEFAULT_CHANNEL</text:span> (default setting 0) selects the default channel. Legitimate values are between 0 and 255.</text:p>
      <text:p text:style-name="P3"><text:span text:style-name="T19">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3"><text:span text:style-name="T12">RADIO_DEFAULT_BITRATE</text:span> (default setting 10000) selects the default bit rate roughly in bits per seconds. Only these four values are legitimate: 5000, 10000, 38400, and 200000.</text:p>
      <text:p text:style-name="P3">RADIO_DEFAULT_BITRATE can be set to a rate (e.g., 38400) as well as to the ordinal (index) of that rate (e.g., 2). For example, the settings 38400 and 2 are equivalent.</text:p>
      <text:p text:style-name="P3"><text:span text:style-name="T19">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3"><text:span text:style-name="T19">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3"><text:span text:style-name="T19">RADIO_WOR_MODE</text:span> (default setting 0) indicates whether the wake on radio (WOR) mode option should be compiled in. The WOR mode is described in detail in section <text:span text:style-name="T1">“Wake on radio”</text:span>.</text:p>
      <text:p text:style-name="P3"><text:span text:style-name="T19">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3"><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4945240201277352415" text:style-name="L2">
        <text:list-item>
          <text:p text:style-name="P28">before switching on RX (including after every packet reception)</text:p>
        </text:list-item>
        <text:list-item>
          <text:p text:style-name="P28">before switching on TX, but only if the receiver (RX) has been inactive (OFF); this includes the case of transmitting in the OFF mode, or powering the chip ON (switching the receiver ON) after OFF</text:p>
        </text:list-item>
      </text:list>
      <text:p text:style-name="P3">Theoretically, if no packet is received for a long time while the chip remains in the RX state, the synthesizer may lose its calibration. The praxis can always trigger recalibration explicitly by powering <text:soft-page-break/>the module down (going OFF) and then back ON, but the driver can also do it periodically (and more efficiently) if RADIO_RECALIBRATE is nonzero.</text:p>
      <text:p text:style-name="P3">If nonzero, RADIO_RECALIBRATE tells the number of seconds after which the synthesizer will be forcibly recalibrated if the module remains in RX and there has been no reception. The maximum duration of the recalibration interval is 63 seconds.</text:p>
      <text:p text:style-name="P3">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3"/>
      <text:p text:style-name="P3">Note: for compatibility with the old driver, I have temporarily reverted the official default settings of RADIO_POWER_SETTABLE, RADIO_CAV_SETTABLE, RADIO_BITRATE_SETTABLE, and RADIO_CHANNEL_SETTABLE to 1.</text:p>
      <text:h text:style-name="P36" text:outline-level="3">Collision avoidance (LBT) options</text:h>
      <text:p text:style-name="P2"><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2">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2">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5"><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ext:soft-page-break/>that the packet is experiencing a congestion.</text:p>
      <text:p text:style-name="P5">One constant describing how congestion should be handled is:</text:p>
      <text:p text:style-name="P5"><text:span text:style-name="T15">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ext:span><text:span text:style-name="T8">the chip never checks whether they do not interfere with other RF activities in the neighbourhood, including a situation when the chip happens to be receiving a packet at the very moment. Formally, this mode of operation is selected by setting </text:span><text:span text:style-name="T14">CCA_MODE</text:span><text:span text:style-name="T8"> (bits 4-5 of the chip's </text:span><text:span text:style-name="T14">MCSM1</text:span><text:span text:style-name="T8"> register) to 0, which disables the LBT (listen before transmit) feature altogether.</text:span></text:p>
      <text:p text:style-name="P5"><text:span text:style-name="T8">By setting </text:span><text:span text:style-name="T14">RADIO_LBT_MODE</text:span><text:span text:style-name="T8"> to 1 you choose a slightly less aggressive behaviour (corresponding to </text:span><text:span text:style-name="T14">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5"><text:span text:style-name="T8">If </text:span><text:span text:style-name="T14">RADIO_LBT_MODE</text:span><text:span text:style-name="T8"> is 2 (corresponding to </text:span><text:span text:style-name="T14">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3"><text:tab/><text:span text:style-name="T12">RADIO_CC_THRESHOLD</text:span><text:tab/><text:tab/>(default = 1, legitimate values 0 – 15)</text:p>
      <text:p text:style-name="P5"><text:tab/><text:span text:style-name="T12">RADIO_CC_THRESHOLD_REL</text:span><text:tab/>(default = 1, legitimate values 0 – 3) </text:p>
      <text:p text:style-name="P5">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5">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5">If the channel assessment fails, i.e., the chip refuses to enter the transmit state, the driver generates a random number using this formula:</text:p>
      <text:p text:style-name="P2"><text:tab/><text:span text:style-name="T4">bckf_timer = RADIO_LBT_MIN_BACKOFF + rnd () &amp; mask;</text:span></text:p>
      <text:p text:style-name="P2">where <text:span text:style-name="T11">mask</text:span> is always a power of two minus 1, i.e., its binary representation consists of a number of ones from the right. The mask size is determined by this constant:</text:p>
      <text:p text:style-name="P2"><text:span text:style-name="T12">RADIO_LBT_BACKOFF_EXP</text:span> (default setting 6) which specifies the power of two to be used for the mask (equal to the number of ones + 1). Thus, the default setting translates into 5 ones (2<text:span text:style-name="T7">6</text:span>–1 = 63). <text:soft-page-break/>This is the mask to be applied after a failed attempt to grab the channel by the transmitter. With the default setting, the backoff interval can be anywhere between 2 and 2+63=65 milliseconds. </text:p>
      <text:p text:style-name="P2">Note that the driver will not re-attempt the transmission for as long as the backoff timer remains nonzero. <text:s/>The backoff timer will be reset after a successful packet reception using the mask described by this constant:</text:p>
      <text:p text:style-name="P2"><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2">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5">The backoff timer can be set explicitly by the praxis using this (optional) control call:</text:p>
      <text:p text:style-name="P12"><text:tab/><text:span text:style-name="T18">word bckf;</text:span></text:p>
      <text:p text:style-name="P11"><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2">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Note that with RADIO_LBT_MODE = 1 or 2 the driver will keep trying to acquire the channel (backing off at every failed attempt) until it succeeds, using the same preset and fixed LBT sensitivity parameters (for case 2) at each attempt (determined by RADIO_CC_THRESHOLD and <text:soft-page-break/>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The specific sensitivity settings used for the first 5 attempts when RADIO_LBT_MODE = 3 are determined by this table:</text:p>
      <text:p text:style-name="P2"><text:tab/><text:span text:style-name="T4">0x59, 0x5A, 0x6B, 0x7D, 0x4F</text:span></text:p>
      <text:p text:style-name="P5"><text:span text:style-name="T14">which lists the values consecutively stored into <text:s/>AGCCTRL1</text:span><text:span text:style-name="T11">. Note that the first entry corresponds to </text:span><text:span text:style-name="T14">RADIO_CC_THRESHOLD</text:span><text:span text:style-name="T11"> = 1 and </text:span><text:span text:style-name="T14">RADIO_CC_THRESHOLD_REL</text:span><text:span text:style-name="T11"> = 1, i.e., the most sensitive setting, while the last one has the largest threshold value for the absolute signal (7) with the relative assessment completely switched off.</text:span></text:p>
      <text:h text:style-name="P32" text:outline-level="2">Setting/adjusting the base RF frequency</text:h>
      <text:p text:style-name="P2">The base frequency (the RF frequency of channel zero) is determined by three constants defined (conditionally) in PicOS/cc1100.h:</text:p>
      <text:p text:style-name="P19">#ifndef CC1100_FREQ_FREQ2_VALUE</text:p>
      <text:p text:style-name="P19"><text:tab/>#define CC1100_FREQ_FREQ2_VALUE 0x22</text:p>
      <text:p text:style-name="P19">#endif</text:p>
      <text:p text:style-name="P19"/>
      <text:p text:style-name="P19">#ifndef CC1100_FREQ_FREQ1_VALUE</text:p>
      <text:p text:style-name="P19"><text:tab/>#define CC1100_FREQ_FREQ1_VALUE 0xC4</text:p>
      <text:p text:style-name="P19">#endif</text:p>
      <text:p text:style-name="P19"/>
      <text:p text:style-name="P19">#ifndef CC1100_FREQ_FREQ0_VALUE</text:p>
      <text:p text:style-name="P19"><text:tab/>#define CC1100_FREQ_FREQ0_VALUE 0xEC</text:p>
      <text:p text:style-name="P16">#endif </text:p>
      <text:p text:style-name="P5">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5">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19">#define<text:tab/>CC1100_FREQ_FREQ1_VALUE<text:tab/>0xC5</text:p>
      <text:p text:style-name="P16">#define<text:tab/>CC1100_FREQ_FREQ0_VALUE<text:tab/>0xE8</text:p>
      <text:p text:style-name="P20">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2" text:outline-level="2"><text:soft-page-break/>Wake on radio</text:h>
      <text:p text:style-name="P20">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20">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20">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20">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20">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20">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9">WOR_EVT0_TIME</text:span> whose default value is 65535 (which also happens to be the maximum). This constant (as well as the remaining constants discussed in this section) can be redefined, e.g., in options.sys. The value is transformed into seconds by this formula:</text:p>
      <text:p text:style-name="P21"><text:tab/><draw:frame draw:style-name="fr2" draw:name="Object6" text:anchor-type="as-char" svg:width="2.3181in" svg:height="0.3929in" draw:z-index="5"><draw:object xlink:href="./Object 6" xlink:type="simple" xlink:show="embed" xlink:actuate="onLoad"/><draw:image xlink:href="./ObjectReplacements/Object 6" xlink:type="simple" xlink:show="embed" xlink:actuate="onLoad"/></draw:frame></text:p>
      <text:p text:style-name="P20">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20"><text:soft-page-break/>Another parameter of the WOR mode is the duration of the reception period within the cycle. It is described by the constant <text:span text:style-name="T19">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20">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9">WOR_RSSI_THR</text:span> and its default value is 2.</text:p>
      <text:p text:style-name="P20">The required quality of the assessed preamble is described by another constant, <text:span text:style-name="T19">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20">Yet another constant parameterizing WOR is <text:span text:style-name="T19">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20">Two more parameters refer to the operation of the driver, rather than the behaviour of the chip. They are: </text:p>
      <text:p text:style-name="P20"><text:span text:style-name="T19">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20"><text:span text:style-name="T19">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20">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20"><text:soft-page-break/>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20">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20">When <text:span text:style-name="T20">RADIO_OPTION_WORPARAMS</text:span> is set, the argument to PHYSOPT_SETPARAMS is extended by 5 additional bytes immediately following the original two-word array. The meaning of those bytes is as follows:</text:p>
      <text:list xml:id="list4183126726234192873" text:style-name="L3">
        <text:list-header>
          <text:p text:style-name="P30">0. WOR_EVT0_TIME<text:tab/>(the more significant byte only)</text:p>
          <text:p text:style-name="P30">1. WOR_RX_TIME<text:tab/><text:tab/>(0 – 6)</text:p>
          <text:p text:style-name="P30">2. WOR_PQ_THR<text:tab/><text:tab/>(1 – 7)</text:p>
          <text:p text:style-name="P30">3. WOR_RSSI_THR<text:tab/><text:tab/>(0 – 15)</text:p>
          <text:p text:style-name="P26">4. WOR_EVT1_TIME<text:tab/>(0 – 7)</text:p>
        </text:list-header>
      </text:list>
      <text:h text:style-name="P32" text:outline-level="2">Examples</text:h>
      <text:p text:style-name="P20">Here is the standard sequence to initialize the driver in combination with the NULL plugin:</text:p>
      <text:p text:style-name="P19">...</text:p>
      <text:p text:style-name="P19">#include “phys_cc1100.h”</text:p>
      <text:p text:style-name="P19">#include “plug_null.h”</text:p>
      <text:p text:style-name="P19">...</text:p>
      <text:p text:style-name="P19">sint sfd;</text:p>
      <text:p text:style-name="P19">...</text:p>
      <text:p text:style-name="P19"><text:tab/>phys_cc1100 (0, CC1100_MAXPLEN);</text:p>
      <text:p text:style-name="P19"><text:tab/>tcv_plug (0, &amp;plug_null);</text:p>
      <text:p text:style-name="P19"><text:tab/>sfd = tcv_open (WNONE, 0, 0);</text:p>
      <text:p text:style-name="P16"><text:tab/>...</text:p>
      <text:p text:style-name="P20">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20">Note that following the above initialization, the receiver is OFF and the Network ID is 0. Do this to switch the receiver ON:</text:p>
      <text:p text:style-name="P20"><text:tab/><text:span text:style-name="T4">tcv_control (sfd, PHYSOPT_RXON, NULL);</text:span></text:p>
      <text:p text:style-name="P20">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20"><text:soft-page-break/>The operation of changing the Network ID involves an argument which must be stored in memory, e.g.,</text:p>
      <text:p text:style-name="P24"><text:tab/>...</text:p>
      <text:p text:style-name="P24"><text:tab/>word nid;</text:p>
      <text:p text:style-name="P24"><text:tab/>...</text:p>
      <text:p text:style-name="P24"><text:tab/><text:tab/>nid = 0xBADD;</text:p>
      <text:p text:style-name="P24"><text:tab/><text:tab/>tcv_control (sfd, PHYSOPT_SETSID, &amp;nid);</text:p>
      <text:p text:style-name="P22"><text:tab/><text:tab/>...</text:p>
      <text:p text:style-name="P20">Sending and receiving packets is straightforward, e.g.,</text:p>
      <text:p text:style-name="P24"/>
      <text:p text:style-name="P24"><text:tab/>...</text:p>
      <text:p text:style-name="P24"><text:tab/>state XMIT:</text:p>
      <text:p text:style-name="P24"><text:tab/><text:tab/>address packet;</text:p>
      <text:p text:style-name="P24"><text:tab/><text:tab/>packet = tcv_wnp (XMIT, sfd, 16);</text:p>
      <text:p text:style-name="P24"><text:tab/><text:tab/>... fill in the packet ...</text:p>
      <text:p text:style-name="P24"><text:tab/><text:tab/>tcv_endp (packet);</text:p>
      <text:p text:style-name="P22"><text:tab/><text:tab/>...</text:p>
      <text:p text:style-name="P20">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20">Here is sample reception code:</text:p>
      <text:p text:style-name="P24"><text:tab/>...</text:p>
      <text:p text:style-name="P24"><text:tab/>state RECV:</text:p>
      <text:p text:style-name="P24"><text:tab/><text:tab/>address packet;</text:p>
      <text:p text:style-name="P24"><text:tab/><text:tab/>sint plength;</text:p>
      <text:p text:style-name="P24"><text:tab/><text:tab/>packet = tcv_rnp (RECV, sfd);</text:p>
      <text:p text:style-name="P24"><text:tab/><text:tab/>plength = tcv_left (packet);</text:p>
      <text:p text:style-name="P22"><text:tab/><text:tab/>...</text:p>
      <text:p text:style-name="P20">Note that the packet length (plength) includes the Network ID and two CRC bytes at the end.</text:p>
      <text:p text:style-name="P20">If WOR has been configured into the driver, you can put the radio into the WOR sleep mode with this operation:</text:p>
      <text:p text:style-name="P24"><text:tab/>...</text:p>
      <text:p text:style-name="P24"><text:tab/>word par;</text:p>
      <text:p text:style-name="P24"><text:tab/>...</text:p>
      <text:p text:style-name="P24"><text:tab/><text:tab/>par = 1;</text:p>
      <text:p text:style-name="P24"><text:tab/><text:tab/>tcv_control (sfd, PHYSOPT_OFF, &amp;par);</text:p>
      <text:p text:style-name="P22"><text:tab/><text:tab/>...</text:p>
      <text:p text:style-name="P20">You can exit the mode explicitly in one of three ways:</text:p>
      <text:list xml:id="list4571111280755949851" text:style-name="L4">
        <text:list-item>
          <text:p text:style-name="P27">resetting the module: tcv_control (PHYSOPT_RESET, NULL), 2) </text:p>
        </text:list-item>
        <text:list-item>
          <text:p text:style-name="P27">executing tcv_control (sfd, PHYSOPT_OFF, NULL), or with the argument equal 0</text:p>
        </text:list-item>
        <text:list-item>
          <text:p text:style-name="P27">executing tcv_control (sfd, PHYSOPT_ON, NULL)</text:p>
        </text:list-item>
      </text:list>
      <text:p text:style-name="P20">Here is how to send a packet with a long preamble intended to wake up a node waiting on WOR:</text:p>
      <text:p text:style-name="P24"><text:tab/>...</text:p>
      <text:p text:style-name="P24"><text:tab/>state XWAKE:</text:p>
      <text:p text:style-name="P24"><text:tab/><text:tab/>address packet;</text:p>
      <text:p text:style-name="P24"><text:tab/><text:tab/>packet = tcv_wnpu (XWAKE, sfd, 4);</text:p>
      <text:p text:style-name="P24"><text:tab/><text:tab/>packet [1] = 0;</text:p>
      <text:p text:style-name="P24"><text:soft-page-break/><text:tab/><text:tab/>tcv_endp (packet);</text:p>
      <text:p text:style-name="P22"><text:tab/><text:tab/>...</text:p>
      <text:p text:style-name="P20">This is an “urgent” packet of the smallest possible length. Its sole purpose is to wake up the receiver (which will be accomplished by the extra long preambl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5-05-18T15:31:55.60</dc:date>
    <meta:editing-duration>P2DT17H50M15S</meta:editing-duration>
    <meta:editing-cycles>195</meta:editing-cycles>
    <meta:generator>OpenOffice/4.1.1$Win32 OpenOffice.org_project/411m6$Build-9775</meta:generator>
    <dc:creator>Pawel Gburzynski</dc:creator>
    <meta:document-statistic meta:table-count="0" meta:image-count="1" meta:object-count="6" meta:page-count="16" meta:paragraph-count="253" meta:word-count="7960" meta:character-count="48977"/>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